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tchErro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atchError</text:h>
                    <text:list>
                        <text:list-item>
                            <text:h text:style-name="Heading_20_2" text:outline-level="2">Description</text:h>
                        </text:list-item>
                    </text:list>
                </text:list-item>
            </text:list>

            <text:p text:style-name="Standard">This Action catches all errors that occurred within the Flow in which it is located, or within any of the Child flows that were created by its execution (for example, a Child flow is created when a User action is called).</text:p>

            
                <text:list xml:id="list_CatchError2" text:continue-numbering="true" text:continue-list="list_CatchErr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tchError4"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tchError5" text:continue-numbering="true" text:continue-list="list_CatchError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tchError6" text:continue-numbering="true" text:continue-list="list_CatchError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tchError7" text:continue-numbering="true" text:continue-list="list_CatchError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tchError8" text:continue-numbering="true" text:continue-list="list_CatchErro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atchError3" text:continue-numbering="true" text:continue-list="list_CatchError2" text:style-name="Outline">
                    <text:list-item>
                        <text:list>
                            <text:list-item>
                                <text:h text:style-name="Heading_20_2" text:outline-level="2">Outputs</text:h>
                            </text:list-item>
                        </text:list>
                    </text:list-item>
                </text:list>

                
                            <text:list xml:id="list_CatchError9"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CatchError10" text:continue-numbering="true" text:style-name="Outline">
                                <text:list-item>
                                    <text:list>
                                        <text:list-item>
                                            <text:list>
                                                <text:list-item>
                                                    <text:h text:style-name="Heading_20_3" text:outline-level="3">
                                                        Message
                                                        <text:s text:c="4"/>
                                                        <text:span text:style-name="T2">DATA(string) | MANDATORY</text:span>
                                                    </text:h>
                                                </text:list-item>
                                            </text:list>
                                        </text:list-item>
                                    </text:list>
                                </text:list-item>
                            </text:list>
                            <text:p text:style-name="Standard">The output through which the description of the caught error is s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